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stroke="dash" draw:stroke-dash="Ultrafine_20_Dashed"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0cm" fo:min-width="0cm"/>
    </style:style>
    <style:style style:name="P1" style:family="paragraph">
      <style:paragraph-properties fo:text-align="center"/>
      <style:text-properties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fo:font-weight="normal" style:font-weight-asian="normal" style:font-weight-complex="normal"/>
    </style:style>
    <style:style style:name="P4" style:family="paragraph">
      <style:paragraph-properties fo:text-align="center"/>
      <style:text-properties fo:font-size="10.5pt" fo:font-weight="normal" style:font-size-asian="10.5pt" style:font-weight-asian="normal" style:font-size-complex="10.5pt" style:font-weight-complex="normal"/>
    </style:style>
    <style:style style:name="P5" style:family="paragraph">
      <style:text-properties fo:font-weight="bold" style:font-weight-asian="bold" style:font-weight-complex="bold"/>
    </style:style>
    <style:style style:name="T1" style:family="text">
      <style:text-properties fo:font-size="10.5pt" style:font-size-asian="10.5pt" style:font-size-complex="10.5pt"/>
    </style:style>
    <style:style style:name="T2" style:family="text">
      <style:text-properties fo:font-size="10.5pt" fo:font-weight="normal" style:font-size-asian="10.5pt" style:font-weight-asian="normal" style:font-size-complex="10.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xml:id="id1" draw:id="id1" draw:layer="layout" svg:width="2cm" svg:height="2cm" svg:x="2.8cm" svg:y="14.2cm">
          <text:p text:style-name="P1"><text:span text:style-name="T1">File 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1.3cm" svg:height="1.7cm" svg:x="4.1cm" svg:y="12.2cm">
          <text:p text:style-name="P2"><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4" draw:id="id4" draw:layer="layout" svg:width="1.9cm" svg:height="1.4cm" svg:x="5.9cm" svg:y="11.7cm">
          <text:p text:style-name="P2"><text:span text:style-name="T1">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4" xml:id="id2" draw:id="id2" draw:layer="layout" svg:width="2cm" svg:height="1.9cm" svg:x="5.9cm" svg:y="14.5cm">
          <text:p text:style-name="P3"><text:span text:style-name="T2">Gather</text:span></text:p>
          <text:p text:style-name="P3"><text:span text:style-name="T2">Dat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cm" svg:y1="17cm" svg:x2="18cm" svg:y2="17cm">
          <text:p/>
        </draw:line>
        <draw:custom-shape draw:style-name="gr1" draw:text-style-name="P1" xml:id="id5" draw:id="id5" draw:layer="layout" svg:width="2.4cm" svg:height="1.7cm" svg:x="5.9cm" svg:y="17.8cm">
          <text:p text:style-name="P2"><text:span text:style-name="T1">Index</text:span></text:p>
          <text:p text:style-name="P2"><text:span text:style-name="T1">Docu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xml:id="id6" draw:id="id6" draw:layer="layout" svg:width="2.1cm" svg:height="2.2cm" svg:x="8.4cm" svg:y="20cm">
          <text:p text:style-name="P3"><text:span text:style-name="T2">Index</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7" draw:id="id7" draw:layer="layout" svg:width="2.1cm" svg:height="1.2cm" svg:x="12.1cm" svg:y="12cm">
          <text:p text:style-name="P1"><text:span text:style-name="T1">Us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 draw:text-style-name="P1" xml:id="id8" draw:id="id8" draw:layer="layout" svg:width="2.4cm" svg:height="1.6cm" svg:x="9.7cm" svg:y="14.4cm">
          <text:p text:style-name="P2"><text:span text:style-name="T1">Que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2.4cm" svg:height="1.6cm" svg:x="12.9cm" svg:y="14.6cm">
          <text:p text:style-name="P2"><text:span text:style-name="T1">Search</text:span></text:p>
          <text:p text:style-name="P2"><text:span text:style-name="T1">Resul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2.4cm" svg:height="1.7cm" svg:x="11cm" svg:y="17.9cm">
          <text:p text:style-name="P2"><text:span text:style-name="T1">Search</text:span></text:p>
          <text:p text:style-name="P2"><text:span text:style-name="T1">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draw:type="line" svg:x1="4.507cm" svg:y1="15.907cm" svg:x2="5.9cm" svg:y2="15.45cm" draw:start-shape="id1" draw:start-glue-point="9" draw:end-shape="id2" svg:d="m4507 15907 1393-457">
          <text:p/>
        </draw:connector>
        <draw:connector draw:style-name="gr4" draw:text-style-name="P2" draw:layer="layout" draw:type="line" svg:x1="4.75cm" svg:y1="13.9cm" svg:x2="6.193cm" svg:y2="14.778cm" draw:start-shape="id3" draw:end-shape="id2" draw:end-glue-point="5" svg:d="m4750 13900 1443 878">
          <text:p/>
        </draw:connector>
        <draw:connector draw:style-name="gr4" draw:text-style-name="P2" draw:layer="layout" draw:type="line" svg:x1="6.85cm" svg:y1="13.1cm" svg:x2="6.9cm" svg:y2="14.5cm" draw:start-shape="id4" draw:start-glue-point="2" draw:end-shape="id2" svg:d="m6850 13100 50 1400">
          <text:p/>
        </draw:connector>
        <draw:connector draw:style-name="gr4" draw:text-style-name="P2" draw:layer="layout" draw:type="line" svg:x1="6.9cm" svg:y1="16.4cm" svg:x2="7.1cm" svg:y2="17.8cm" draw:start-shape="id2" draw:start-glue-point="8" draw:end-shape="id5" draw:end-glue-point="0" svg:d="m6900 16400 200 1400">
          <text:p/>
        </draw:connector>
        <draw:connector draw:style-name="gr4" draw:text-style-name="P2" draw:layer="layout" draw:type="line" svg:x1="7.1cm" svg:y1="19.5cm" svg:x2="8.4cm" svg:y2="21.1cm" draw:start-shape="id5" draw:start-glue-point="2" draw:end-shape="id6" draw:end-glue-point="6" svg:d="m7100 19500 1300 1600">
          <text:p/>
        </draw:connector>
        <draw:connector draw:style-name="gr4" draw:text-style-name="P2" draw:layer="layout" draw:type="line" svg:x1="13.15cm" svg:y1="13.2cm" svg:x2="10.9cm" svg:y2="14.4cm" draw:start-shape="id7" draw:start-glue-point="6" draw:end-shape="id8" draw:end-glue-point="4" svg:d="m13150 13200-2250 1200">
          <text:p/>
        </draw:connector>
        <draw:connector draw:style-name="gr4" draw:text-style-name="P2" draw:layer="layout" draw:type="line" svg:x1="10.9cm" svg:y1="16cm" svg:x2="12.2cm" svg:y2="17.9cm" draw:start-shape="id8" draw:start-glue-point="8" draw:end-shape="id9" draw:end-glue-point="0" svg:d="m10900 16000 1300 1900">
          <text:p/>
        </draw:connector>
        <draw:connector draw:style-name="gr4" draw:text-style-name="P2" draw:layer="layout" draw:type="line" svg:x1="12.2cm" svg:y1="17.9cm" svg:x2="14.1cm" svg:y2="16.2cm" draw:start-shape="id9" draw:start-glue-point="0" draw:end-shape="id10" draw:end-glue-point="8" svg:d="m12200 17900 1900-1700">
          <text:p/>
        </draw:connector>
        <draw:connector draw:style-name="gr4" draw:text-style-name="P2" draw:layer="layout" draw:type="line" svg:x1="14.1cm" svg:y1="14.6cm" svg:x2="13.15cm" svg:y2="13.2cm" draw:start-shape="id10" draw:end-shape="id7" draw:end-glue-point="6" svg:d="m14100 14600-950-1400">
          <text:p/>
        </draw:connector>
        <draw:connector draw:style-name="gr5" draw:text-style-name="P2" draw:layer="layout" draw:type="line" svg:x1="10.5cm" svg:y1="21.1cm" svg:x2="12.2cm" svg:y2="19.6cm" draw:start-shape="id6" draw:start-glue-point="8" draw:end-shape="id9" draw:end-glue-point="2" svg:d="m10500 21100 1700-1500">
          <text:p/>
        </draw:connector>
        <draw:custom-shape draw:style-name="gr6" draw:text-style-name="P1" xml:id="id11" draw:id="id11" draw:layer="layout" svg:width="1.5cm" svg:height="1.1cm" svg:x="8.4cm" svg:y="12.4cm">
          <text:p text:style-name="P2"><text:span text:style-name="T1">More...</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onnector draw:style-name="gr4" draw:text-style-name="P2" draw:layer="layout" draw:type="line" svg:x1="8.4cm" svg:y1="12.95cm" svg:x2="7.607cm" svg:y2="14.778cm" draw:start-shape="id11" draw:end-shape="id2" draw:end-glue-point="11" svg:d="m8400 12950-793 1828">
          <text:p/>
        </draw:connector>
        <draw:frame draw:style-name="gr7" draw:text-style-name="P5" draw:layer="layout" svg:width="3.961cm" svg:height="0.962cm" draw:transform="rotate (-1.57079632679579) translate (2.5cm 12.7cm)">
          <draw:text-box>
            <text:p>Application</text:p>
          </draw:text-box>
        </draw:frame>
        <draw:frame draw:style-name="gr7" draw:layer="layout" svg:width="2.585cm" svg:height="0.962cm" draw:transform="rotate (-1.57079632679579) translate (2.5cm 17.291cm)">
          <draw:text-box>
            <text:p>Lucen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24T23:15:47</meta:creation-date>
    <dc:date>2012-10-25T00:06:55</dc:date>
    <meta:editing-duration>PT5M35S</meta:editing-duration>
    <meta:editing-cycles>1</meta:editing-cycles>
    <meta:document-statistic meta:object-count="25"/>
    <meta:generator>OpenOffice.org/3.4.1$Unix OpenOffice.org_project/341m1$Build-9593</meta:generator>
  </office:meta>
</office:document-meta>
</file>